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text-properties officeooo:rsid="001ddcd5" officeooo:paragraph-rsid="001ddcd5"/>
    </style:style>
    <style:style style:name="P3" style:family="paragraph" style:parent-style-name="Standard">
      <style:paragraph-properties fo:margin-top="0cm" fo:margin-bottom="0.499cm" loext:contextual-spacing="false" fo:line-height="150%" style:writing-mode="lr-tb"/>
      <style:text-properties style:font-name="Calibri"/>
    </style:style>
    <style:style style:name="P4" style:family="paragraph" style:parent-style-name="Standard">
      <style:paragraph-properties fo:margin-top="0cm" fo:margin-bottom="0.499cm" loext:contextual-spacing="false" fo:line-height="150%" style:writing-mode="lr-tb"/>
      <style:text-properties style:font-name="Calibri" officeooo:paragraph-rsid="002aa9f5"/>
    </style:style>
    <style:style style:name="P5" style:family="paragraph" style:parent-style-name="Standard">
      <style:paragraph-properties fo:margin-top="0cm" fo:margin-bottom="0.499cm" loext:contextual-spacing="false" fo:line-height="150%" style:writing-mode="lr-tb"/>
      <style:text-properties style:font-name="Calibri" fo:font-style="italic" style:font-style-asian="italic" style:font-style-complex="italic"/>
    </style:style>
    <style:style style:name="P6" style:family="paragraph" style:parent-style-name="Standard">
      <style:paragraph-properties fo:margin-top="0cm" fo:margin-bottom="0.499cm" loext:contextual-spacing="false" fo:line-height="150%" style:writing-mode="lr-tb"/>
      <style:text-properties style:font-name="Calibri" fo:font-style="italic" officeooo:paragraph-rsid="002aa9f5" style:font-style-asian="italic" style:font-style-complex="italic"/>
    </style:style>
    <style:style style:name="P7" style:family="paragraph" style:parent-style-name="Heading_20_1" style:master-page-name="MP0">
      <style:paragraph-properties style:page-number="auto" fo:break-before="page"/>
      <style:text-properties officeooo:rsid="002c740f" officeooo:paragraph-rsid="002c740f"/>
    </style:style>
    <style:style style:name="P8" style:family="paragraph" style:parent-style-name="Standard">
      <style:paragraph-properties fo:margin-top="0cm" fo:margin-bottom="0.499cm" loext:contextual-spacing="false" fo:line-height="150%" style:writing-mode="lr-tb"/>
      <style:text-properties style:font-name="Calibri"/>
    </style:style>
    <style:style style:name="P9" style:family="paragraph" style:parent-style-name="Standard">
      <style:paragraph-properties fo:margin-top="0cm" fo:margin-bottom="0.499cm" loext:contextual-spacing="false" fo:line-height="150%" style:writing-mode="lr-tb"/>
      <style:text-properties style:font-name="Calibri" officeooo:paragraph-rsid="002ddee7"/>
    </style:style>
    <style:style style:name="P10" style:family="paragraph" style:parent-style-name="Standard">
      <style:paragraph-properties fo:margin-top="0cm" fo:margin-bottom="0.499cm" loext:contextual-spacing="false" fo:line-height="150%" style:writing-mode="lr-tb"/>
      <style:text-properties style:font-name="Calibri" officeooo:paragraph-rsid="002f1d4d"/>
    </style:style>
    <style:style style:name="T1" style:family="text">
      <style:text-properties fo:font-variant="normal" fo:text-transform="none" fo:color="#24292e" style:font-name="apple-system" fo:font-size="8pt" fo:letter-spacing="normal" fo:font-style="normal" fo:font-weight="normal"/>
    </style:style>
    <style:style style:name="T2" style:family="text">
      <style:text-properties fo:font-variant="normal" fo:text-transform="none" fo:color="#24292e" style:font-name="apple-system" fo:font-size="8pt" fo:letter-spacing="normal" fo:font-style="normal" fo:font-weight="normal" officeooo:rsid="001f9031"/>
    </style:style>
    <style:style style:name="T3" style:family="text">
      <style:text-properties fo:font-size="11pt" fo:font-style="italic" style:font-size-asian="11pt" style:font-style-asian="italic"/>
    </style:style>
    <style:style style:name="T4" style:family="text">
      <style:text-properties fo:font-size="11pt" fo:font-style="italic" style:font-size-asian="11pt" style:font-style-asian="italic" style:font-style-complex="italic"/>
    </style:style>
    <style:style style:name="T5" style:family="text">
      <style:text-properties fo:font-size="11pt" fo:font-style="italic" officeooo:rsid="002aa9f5" style:font-size-asian="11pt" style:font-style-asian="italic" style:font-style-complex="italic"/>
    </style:style>
    <style:style style:name="T6" style:family="text">
      <style:text-properties fo:font-size="11pt" fo:font-style="italic" officeooo:rsid="002f1d4d" style:font-size-asian="11pt" style:font-style-asian="italic" style:font-style-complex="italic"/>
    </style:style>
    <style:style style:name="T7" style:family="text">
      <style:text-properties fo:font-size="11pt" fo:font-style="italic" officeooo:rsid="002aa9f5" style:font-size-asian="11pt" style:font-style-asian="italic"/>
    </style:style>
    <style:style style:name="T8" style:family="text">
      <style:text-properties fo:font-size="11pt" style:font-size-asian="11pt"/>
    </style:style>
    <style:style style:name="T9" style:family="text">
      <style:text-properties fo:font-size="11pt" officeooo:rsid="002f1d4d" style:font-size-asian="11pt"/>
    </style:style>
    <style:style style:name="T10" style:family="text">
      <style:text-properties officeooo:rsid="002aa9f5"/>
    </style:style>
    <style:style style:name="T11" style:family="text">
      <style:text-properties fo:font-style="italic" style:font-style-asian="italic" style:font-style-complex="italic"/>
    </style:style>
    <style:style style:name="T12" style:family="text">
      <style:text-properties fo:font-style="italic" officeooo:rsid="002aa9f5" style:font-style-asian="italic" style:font-style-complex="italic"/>
    </style:style>
    <style:style style:name="T13" style:family="text">
      <style:text-properties fo:font-style="italic" officeooo:rsid="002ddee7" style:font-style-asian="italic" style:font-style-complex="italic"/>
    </style:style>
    <style:style style:name="T14" style:family="text">
      <style:text-properties officeooo:rsid="002ddee7"/>
    </style:style>
    <style:style style:name="T15" style:family="text">
      <style:text-properties officeooo:rsid="002f1d4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Morgans on the Move</text:h>
      <text:p text:style-name="Normal"/>
      <text:p text:style-name="P6">“… spread your tiny wings and fly away <text:line-break/>and take the snow back with you<text:line-break/>where it came from on that day….”</text:p>
      <text:p text:style-name="P3">The car radio crackled out an old classic, as the Morgans’ station wagon wound its way through farmlands and slowly upward toward the forested hills of their latest home-to<text:span text:style-name="T10">-</text:span>be.</text:p>
      <text:p text:style-name="P3">In the backseat, her forehead pressed morosely on the cool passenger-side window, curls jumping about in the car’s interior air turbulence, Maeve marve<text:span text:style-name="T10">l</text:span>led at how her life always seemed to progress in rather disorienting fit and starts. No smooth transitions for her – last week, she was just another hard luck student at Edgar P. Hillary Memorial Junior High, and now she was, once again, a piece of living luggage, on route to some new and probably confusing adventure, definitely <text:span text:style-name="T11">not</text:span> of her choosing.</text:p>
      <text:p text:style-name="P3">Norm, the family’s ageless pet tortoise, relaxing on a brightly checkered, scratchy blanket next to her, chewed idly on a page from the latest issue of Popular Science for Kids, which Maeve had handed over a while ago, after trying in vain to read while in motion, a thing her mother could do, but she never could. Norm seemed to prefer eating articles about biodiversity, anthropology, and also occasionally clean energy. His own way of digesting the information, she imagined.</text:p>
      <text:p text:style-name="P3">Norm was forever trying to solve mankind’s problems on his own terms, since mankind was being kind of slow about it, as far as he was concerned. That was all he would have had to say about that, had anybody thought to ask, but nobody did.</text:p>
      <text:p text:style-name="P5">“…The one I love forever is untrue<text:line-break/>And if I could you know that I would<text:line-break/>Fly away with you…”</text:p>
      <text:p text:style-name="P4"><text:span text:style-name="T3">Seriously, </text:span><text:span text:style-name="T8">thought Maeve, wiping her eyes quickly with </text:span>her shirt sleeve, as she continued to count the trees gliding by. They were syncopating now, an effect she normally enjoyed well enough, but not today. She looked down at the Letter for the hundredth time and read it over again, searching for new clues and meanings. It was the note Gary Rickels wrote to her on graph paper, with a blue sharpie, two days before she and her mom packed up everything they owned in the world, and left town, without a look back. </text:p>
      <text:p text:style-name="P4"><text:soft-page-break/>The Letter was his way of saying <text:span text:style-name="T11">goodbye forever, and have a great life, and we’ll always be friends, and keep in touch, O</text:span><text:span text:style-name="T12">K? </text:span>It had become fairly crumpled by this point, and was taped back together in several places.</text:p>
      <text:p text:style-name="P9">“Mom. Can you turn the radio off or something? And maybe close your window? It’s windy back here.” <text:span text:style-name="T14">Maeve tried to sound like she was just mildly irritated, and not actually heartbroken. She didn’t need the extra attention, just less buffeting in general. </text:span></text:p>
      <text:p text:style-name="P9">Ani Esther Morgan was absently humming along with the radio, window down, her beautifully tattooed forearm dangling casually over the door. The open road was her living room – she claimed everything she drove past, over, and through, and just as quickly released it all back to the Universe once it was no longer in her peripheral vision. Anything she wanted or needed to take with her, she had always kept in the car (Maeve did appreciate that this had always included her and the animals) to facilitate important, impulsive life choices. It was the way she had always sorted things in her life – things to leave behind, and things that can’t be – from the moment she got her driver’s license. Technically, the sorting began the year before she got her driver’s license. She was quick to start sorting and moving at an early age.</text:p>
      <text:p text:style-name="P3">“Too hot, Love, got to keep the breeze going for Norm”. Ani addressed Maeve in the rear-view mirror with a faint smile and a wink, as she turned the radio down, <text:span text:style-name="T14">slightly</text:span>.</text:p>
      <text:p text:style-name="P3">“Norm doesn’t want breezes, he wants to be warm”, mumbled Maeve, not wanting to get into another discussion with her hippy mother about the tortoise’s biological needs. It felt like her hair, face, and neck were fully saturated with seven-hundred Kilometr<text:span text:style-name="T10">e</text:span>s of road grit. She folded a free corner of the scratchy blanket over Norm, who kept chewing on his article about tide mills. <text:span text:style-name="T14">He was about halfway through it, being a dedicated reader / eater.</text:span></text:p>
      <text:p text:style-name="P4">In front of her, riding shotgun next to her mother, was Dooley, the fourth member of the current Morgan clan. He had his head stuck dangerously far out of his own window, and was, as always, trying to catch all of the air, insects, and odo<text:span text:style-name="T10">u</text:span>rs on his tongue and face as he could possibly manage, being that it was, to him, all an elaborate, important message from God. </text:p>
      <text:p text:style-name="P4">Dooley was, as Ani liked to proclaim, a canine of average intelligence and exceptional character. He had accidentally taught himself last year to operate the automatic car window, which was a thing Maeve’s mother had found both hilarious and also convenient, given the car’s driver-side window controls hadn’t functioned properly in years. All a person had to say was, “Dooley, window up!”, or “Dooley, window <text:soft-page-break/>down!”, and at least half the time, it worked more or less just like an automatic window should. Dooley of course had the final say in whether or not the window actually needed to be opened or closed, but he was usually pretty gracious about it.</text:p>
      <text:p text:style-name="P3">“Why the gloomy face?” Ani’s eyes in the mirror showed appropriate concern, though not enough directed at the road in front of them, for Maeve’s liking. “It’s a new chapter for us, kid. That school wasn’t big enough for you anyway. Am I right?”</text:p>
      <text:p text:style-name="P3">“Mom. The road, please. Precious cargo here.” Maeve just wanted to get back to her self-pitying. <text:span text:style-name="T14">She tugged on the seatbelt, which had been sawing lightly at her neck for an hour</text:span>. She knew once they reached their destination – wherever that was – she wouldn’t have enough space to <text:span text:style-name="T14">self-pity</text:span> properly for a while. Her mother always over-compensated for these surprise, permanent road trips by hovering for several days afterwards.</text:p>
      <text:p text:style-name="P3">Dooley’s head whipped around enthusiastically, tongue <text:span text:style-name="T8">launching a line of drool evenly across the backseat. </text:span><text:span text:style-name="T4">Are you </text:span><text:span text:style-name="T11">seeing this?? We’re driving to someplace new, again! Can you believe our luck?!!</text:span></text:p>
      <text:p text:style-name="P3">“Dooley! Jeebus. Cut it out”. Maeve wiped dog spit from Norm’s magazine. The tortoise’s head angled upward slowly, possibly in thanks. His inner life, aside from the science research, was largely a mystery to <text:span text:style-name="T14">everybody</text:span>.</text:p>
      <text:p text:style-name="P3">Ani turned her attention back to the road, “Maeve<text:span text:style-name="T10">-Muffin</text:span>, you’re going to have an entire room to yourself, at Aunt Gilly’s. Did I tell you that already? We’ll just spend the week all doing our thing when we get there, promise.” There were low hills rising ahead of them now, and the trees were beginning to thicken somewhat. Dooley seemed desperate to smell every single one of them as they went by. A roadsign flew past, uncomfortably close to his thick, sturdy head.</text:p>
      <text:p text:style-name="P3">“Mom, you’re driving on the shoulder again. You’re going to kill the dog.”</text:p>
      <text:p text:style-name="P3">“I hear they have a tire swing”, Ani added, as an oncoming pickup truck shot past. She paused briefly, wondering whether that would mean anything to her almost-teenager at this particular moment. “And an old barn, I think. Lots of space to go exploring”. She fiddled needlessly with the radio knob for a moment, then, remembering they weren’t listening to the radio anymore, wiped some dust off the buttons with her finger. “Lots of alone time, time to read, time to think…. It’ll be great, I promise.”</text:p>
      <text:p text:style-name="P3"><text:soft-page-break/>Maeve wished she wasn’t constantly surrounded by women who knew what she was thinking all the time. It seemed like a pretty unfair disadvantage to have to go through life with, really: <text:span text:style-name="T12">Easily Read By Loved Ones, </text:span><text:span text:style-name="T13">-1 Disadvantage</text:span>. Was she that bad at broadcasting her thoughts and feelings, or did was she just destined to be surrounded by <text:span text:style-name="T10">W</text:span>iccans her entire life? It was a worrying notion.</text:p>
      <text:p text:style-name="P3">She was actually pretty mad at her mom this time around, <text:span text:style-name="T14">also</text:span>. Maeve had sort of gotten used to making new friends every couple of years, but she had finally met a professional this time who hadn’t immediately tried to fix her with some novel technique or medication. Dr. K<text:span text:style-name="T14">-O.</text:span> was different, but now she was gone too. Did her mom even know about that? Would she even care if she did?</text:p>
      <text:p text:style-name="P4"><text:span text:style-name="T8">Maeve read Gary’s letter again. </text:span><text:span text:style-name="T3">Bad penmanship, Gary</text:span><text:span text:style-name="T8">. They </text:span>had met in the first month of grade seven, at a school short fiction writing competition. He was from a different homeroom, and it had been rivalry at first sight. Gary won that competition (she had placed second, which was almost worse than not placing at all), and had made a pretty big deal out of it after that. He had bragged in the library – quietly, of course – about his Aunt being some famous novelist, and obviously felt it was genetic, or something. Maeve couldn’t exactly bring herself to hate the boy though, even though she tried pretty hard to for about two and a half weeks. </text:p>
      <text:p text:style-name="P4">By December, they had held hands in the lunchroom, in front of at least five witnesses <text:span text:style-name="T15">(most Human)</text:span>, and that made them girlfriend and boyfriend, as far as she could tell.</text:p>
      <text:p text:style-name="P3">Well, it turned out Gary had held hands with a lot of girls that year. Then everything got super-dramatic and Maeve made a stupid scene near the ancient tetherball pole one day, and basically mortified herself forever. No more men, for at least ten, maybe twelve years. A good rule. They couldn’t be trusted while their brains were still developing anyway. Plus, who writes a goodbye letter on graph paper?</text:p>
      <text:p text:style-name="P3">Norm had dropped the magazine corner from his mouth and slowly made his way from under his scratchy blanket cover, and was now gazing up in her general direction with what she imagined might be mild concern. Or perhaps he just wanted to be placed back in his box, it was hard to tell.</text:p>
      <text:p text:style-name="P3"><text:span text:style-name="T8">Maeve’s throat had tightened a bit. </text:span><text:span text:style-name="T3">Stupid</text:span><text:span text:style-name="T8">.</text:span></text:p>
      <text:p text:style-name="P3">“Dooley! Window up!” Ani prompted, sneaking what she thought was a secret look at her daughter through the rear view. Dooley pretended not to hear – he was busy low<text:span text:style-name="T10">-</text:span>growling at a tree full of crows that regarded them silently <text:span text:style-name="T8">as they drove toward a faded road sign that read, </text:span><text:span text:style-name="T5">Elder Falls</text:span><text:span text:style-name="T4"> </text:span><text:span text:style-name="T7">Five-</text:span><text:span text:style-name="T3">Corners Rest Stop, 6km</text:span><text:span text:style-name="T8">.</text:span></text:p>
      <text:p text:style-name="P10"><text:soft-page-break/><text:span text:style-name="T9">Somebody had scratched an s onto the end of </text:span><text:span text:style-name="T6">Elder</text:span><text:span text:style-name="T9"> and crossed out the s at the end of </text:span><text:span text:style-name="T6">Falls</text:span><text:span text:style-name="T9">. Ani snorted to herself, then thought about asking Maeve if she was really OK this time.</text:span></text:p>
      <text:p text:style-name="P3">“It’s okay, Mom. I’m fine, really.” Maeve lied a litt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01ddcd5" officeooo:paragraph-rsid="001ddcd5"/>
    </style:style>
    <style:style style:name="MT1" style:family="text">
      <style:text-properties fo:font-variant="normal" fo:text-transform="none" fo:color="#24292e" style:font-name="apple-system" fo:font-size="8pt" fo:letter-spacing="normal" fo:font-style="normal" fo:font-weight="normal"/>
    </style:style>
    <style:style style:name="MT2" style:family="text">
      <style:text-properties fo:font-variant="normal" fo:text-transform="none" fo:color="#24292e" style:font-name="apple-system" fo:font-size="8pt" fo:letter-spacing="normal" fo:font-style="normal" fo:font-weight="normal" officeooo:rsid="001f903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5</text:page-number></text:p>
        <text:p text:style-name="MP2"><text:span text:style-name="MT1">The Wimsel Loop stories are Copyright © </text:span><text:span text:style-name="MT2">2017/2018</text:span><text:span text:style-name="MT1"> Mike McGraw. All Rights Reserved.</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_64 LibreOffice_project/e80a0e0fd1875e1696614d24c32df0f95f03deb2</meta:generator>
    <dc:title/>
    <dc:description/>
    <dc:subject/>
    <meta:initial-creator>Mike McGraw</meta:initial-creator>
    <meta:creation-date>2017-09-07T13:18:00Z</meta:creation-date>
    <dc:date>2017-12-12T11:47:09.673000000</dc:date>
    <meta:editing-cycles>15</meta:editing-cycles>
    <meta:editing-duration>PT1H35M29S</meta:editing-duration>
    <meta:document-statistic meta:table-count="0" meta:image-count="0" meta:object-count="0" meta:page-count="5" meta:paragraph-count="34" meta:word-count="1786" meta:character-count="10161" meta:non-whitespace-character-count="8394"/>
    <meta:template xlink:type="simple" xlink:actuate="onRequest" xlink:title="" xlink:href="Normal"/>
  </office:meta>
</office:document-meta>
</file>